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fo:margin-bottom="0in" fo:line-height="100%"/>
      <style:text-properties style:font-name-complex="Calibri" fo:color="#4472C4" fo:font-size="14pt" style:font-size-asian="14pt" style:font-size-complex="14pt" fo:background-color="#FFFFFF"/>
    </style:style>
    <style:style style:name="P3" style:parent-style-name="Standard" style:family="paragraph">
      <style:paragraph-properties fo:text-align="center" fo:margin-bottom="0in" fo:line-height="100%"/>
      <style:text-properties style:font-name-complex="Calibri" fo:color="#4472C4" fo:font-size="14pt" style:font-size-asian="14pt" style:font-size-complex="14pt" fo:background-color="#FFFFFF"/>
    </style:style>
    <style:style style:name="P4" style:parent-style-name="Standard" style:family="paragraph">
      <style:paragraph-properties fo:text-align="center" fo:margin-bottom="0in" fo:line-height="100%"/>
    </style:style>
    <style:style style:name="P5" style:parent-style-name="Standard" style:family="paragraph">
      <style:paragraph-properties fo:text-align="center"/>
      <style:text-properties style:font-name-complex="Calibri" fo:color="#4472C4" fo:background-color="#FFFFFF"/>
    </style:style>
    <style:style style:name="P6" style:parent-style-name="Standard" style:family="paragraph">
      <style:paragraph-properties fo:text-align="center"/>
      <style:text-properties style:font-name-complex="Calibri" fo:color="#4472C4" fo:background-color="#FFFFFF"/>
    </style:style>
    <style:style style:name="P7" style:parent-style-name="Standard" style:family="paragraph">
      <style:paragraph-properties fo:text-align="center"/>
      <style:text-properties style:font-name-complex="Calibri"/>
    </style:style>
    <style:style style:name="P8" style:parent-style-name="Standard" style:family="paragraph">
      <style:paragraph-properties fo:text-align="justify"/>
      <style:text-properties style:font-name-complex="Calibri"/>
    </style:style>
    <style:style style:name="P9" style:parent-style-name="Standard" style:family="paragraph">
      <style:paragraph-properties fo:text-align="justify"/>
    </style:style>
    <style:style style:name="T10" style:parent-style-name="Absatz-Standardschriftart" style:family="text">
      <style:text-properties style:font-name-complex="Calibri"/>
    </style:style>
    <style:style style:name="T11" style:parent-style-name="Absatz-Standardschriftart" style:family="text">
      <style:text-properties style:font-name-complex="Calibri"/>
    </style:style>
    <style:style style:name="T12" style:parent-style-name="Absatz-Standardschriftart" style:family="text">
      <style:text-properties style:font-name-complex="Calibri"/>
    </style:style>
    <style:style style:name="T13" style:parent-style-name="Absatz-Standardschriftart" style:family="text">
      <style:text-properties style:font-name-complex="Calibri"/>
    </style:style>
    <style:style style:name="T14" style:parent-style-name="Absatz-Standardschriftart" style:family="text">
      <style:text-properties style:font-name-complex="Calibri"/>
    </style:style>
    <style:style style:name="T15" style:parent-style-name="Absatz-Standardschriftart" style:family="text">
      <style:text-properties style:font-name-complex="Calibri"/>
    </style:style>
    <style:style style:name="T16" style:parent-style-name="Absatz-Standardschriftart" style:family="text">
      <style:text-properties style:font-name-complex="Calibri"/>
    </style:style>
    <style:style style:name="T17" style:parent-style-name="Absatz-Standardschriftart" style:family="text">
      <style:text-properties style:font-name-complex="Calibri"/>
    </style:style>
    <style:style style:name="T18" style:parent-style-name="Absatz-Standardschriftart" style:family="text">
      <style:text-properties style:font-name-complex="Calibri"/>
    </style:style>
    <style:style style:name="T19" style:parent-style-name="Absatz-Standardschriftart" style:family="text">
      <style:text-properties style:font-name-complex="Calibri"/>
    </style:style>
    <style:style style:name="T20" style:parent-style-name="Absatz-Standardschriftart" style:family="text">
      <style:text-properties style:font-name-complex="Calibri"/>
    </style:style>
    <style:style style:name="T21" style:parent-style-name="Absatz-Standardschriftart" style:family="text">
      <style:text-properties style:font-name-complex="Calibri"/>
    </style:style>
    <style:style style:name="T22" style:parent-style-name="Absatz-Standardschriftart" style:family="text">
      <style:text-properties style:font-name-complex="Calibri" fo:language="ru" fo:country="BY"/>
    </style:style>
    <style:style style:name="T23" style:parent-style-name="Absatz-Standardschriftart" style:family="text">
      <style:text-properties style:font-name-complex="Calibri"/>
    </style:style>
    <style:style style:name="T24" style:parent-style-name="Absatz-Standardschriftart" style:family="text">
      <style:text-properties style:font-name-complex="Calibri"/>
    </style:style>
    <style:style style:name="T25" style:parent-style-name="Absatz-Standardschriftart" style:family="text">
      <style:text-properties style:font-name-complex="Calibri"/>
    </style:style>
    <style:style style:name="T26" style:parent-style-name="Absatz-Standardschriftart" style:family="text">
      <style:text-properties style:font-name-complex="Calibri" fo:language="ru" fo:country="BY"/>
    </style:style>
    <style:style style:name="T27" style:parent-style-name="Absatz-Standardschriftart" style:family="text">
      <style:text-properties style:font-name-complex="Calibri"/>
    </style:style>
    <style:style style:name="T28" style:parent-style-name="Absatz-Standardschriftart" style:family="text">
      <style:text-properties style:font-name-complex="Calibri"/>
    </style:style>
    <style:style style:name="T29" style:parent-style-name="Absatz-Standardschriftart" style:family="text">
      <style:text-properties style:font-name-complex="Calibri"/>
    </style:style>
    <style:style style:name="T30" style:parent-style-name="Absatz-Standardschriftart" style:family="text">
      <style:text-properties style:font-name-complex="Calibri" fo:language="ru" fo:country="BY"/>
    </style:style>
    <style:style style:name="T31" style:parent-style-name="Absatz-Standardschriftart" style:family="text">
      <style:text-properties style:font-name-complex="Calibri"/>
    </style:style>
    <style:style style:name="T32" style:parent-style-name="Absatz-Standardschriftart" style:family="text">
      <style:text-properties style:font-name-complex="Calibri"/>
    </style:style>
    <style:style style:name="T33" style:parent-style-name="Absatz-Standardschriftart" style:family="text">
      <style:text-properties style:font-name-complex="Calibri"/>
    </style:style>
    <style:style style:name="P34" style:parent-style-name="Standard" style:family="paragraph">
      <style:paragraph-properties fo:text-align="justify"/>
      <style:text-properties style:font-name-complex="Calibri"/>
    </style:style>
    <style:style style:name="P35" style:parent-style-name="Standard" style:family="paragraph">
      <style:paragraph-properties fo:text-align="justify"/>
      <style:text-properties style:font-name-complex="Calibri"/>
    </style:style>
    <style:style style:name="P36" style:parent-style-name="Standard" style:family="paragraph">
      <style:paragraph-properties fo:text-align="justify"/>
      <style:text-properties style:font-name-complex="Calibri"/>
    </style:style>
    <style:style style:name="P37" style:parent-style-name="Standard" style:family="paragraph">
      <style:paragraph-properties fo:text-align="justify"/>
      <style:text-properties style:font-name-complex="Calibri"/>
    </style:style>
    <style:style style:name="P38" style:parent-style-name="Standard" style:family="paragraph">
      <style:paragraph-properties fo:text-align="justify"/>
      <style:text-properties style:font-name-complex="Calibri"/>
    </style:style>
    <style:style style:name="P39" style:parent-style-name="Standard" style:family="paragraph">
      <style:paragraph-properties fo:text-align="justify"/>
      <style:text-properties style:font-name-complex="Calibri"/>
    </style:style>
    <style:style style:name="P40" style:parent-style-name="Standard" style:family="paragraph">
      <style:paragraph-properties fo:text-align="justify"/>
      <style:text-properties style:font-name-complex="Calibri"/>
    </style:style>
    <style:style style:name="P41" style:parent-style-name="Standard" style:family="paragraph">
      <style:paragraph-properties fo:text-align="justify"/>
      <style:text-properties style:font-name-complex="Calibri"/>
    </style:style>
    <style:style style:name="P42" style:parent-style-name="Standard" style:family="paragraph">
      <style:paragraph-properties fo:text-align="justify"/>
      <style:text-properties style:font-name-complex="Calibri"/>
    </style:style>
    <style:style style:name="P43" style:parent-style-name="Standard" style:family="paragraph">
      <style:paragraph-properties fo:text-align="justify"/>
      <style:text-properties style:font-name-complex="Calibri"/>
    </style:style>
    <style:style style:name="P44" style:parent-style-name="Standard" style:family="paragraph">
      <style:paragraph-properties fo:text-align="justify"/>
      <style:text-properties style:font-name-complex="Calibri"/>
    </style:style>
    <style:style style:name="P45" style:parent-style-name="Standard" style:family="paragraph">
      <style:paragraph-properties fo:text-align="justify"/>
      <style:text-properties style:font-name-complex="Calibri"/>
    </style:style>
    <style:style style:name="P46" style:parent-style-name="Standard" style:family="paragraph">
      <style:paragraph-properties fo:text-align="justify"/>
      <style:text-properties style:font-name-complex="Calibri"/>
    </style:style>
    <style:style style:name="P47" style:parent-style-name="Standard" style:family="paragraph">
      <style:paragraph-properties fo:text-align="justify"/>
      <style:text-properties style:font-name-complex="Calibri"/>
    </style:style>
    <style:style style:name="P48" style:parent-style-name="Standard" style:family="paragraph">
      <style:paragraph-properties fo:text-align="justify"/>
      <style:text-properties style:font-name-complex="Calibri"/>
    </style:style>
    <style:style style:name="P49" style:parent-style-name="Standard" style:family="paragraph">
      <style:paragraph-properties fo:text-align="justify"/>
      <style:text-properties style:font-name-complex="Calibri"/>
    </style:style>
    <style:style style:name="P50" style:parent-style-name="Standard" style:family="paragraph">
      <style:paragraph-properties fo:text-align="justify"/>
    </style:style>
    <style:style style:name="T51" style:parent-style-name="Absatz-Standardschriftart" style:family="text">
      <style:text-properties style:font-name-complex="Calibri"/>
    </style:style>
    <style:style style:name="T52" style:parent-style-name="Absatz-Standardschriftart" style:family="text">
      <style:text-properties style:font-name-complex="Calibri"/>
    </style:style>
    <style:style style:name="T53" style:parent-style-name="Absatz-Standardschriftart" style:family="text">
      <style:text-properties style:font-name-complex="Calibri"/>
    </style:style>
    <style:style style:name="T54" style:parent-style-name="Fußnotenzeichen" style:family="text">
      <style:text-properties style:font-name-complex="Calibri"/>
    </style:style>
    <style:style style:name="T55" style:parent-style-name="Absatz-Standardschriftart" style:family="text">
      <style:text-properties style:font-name-complex="Calibri"/>
    </style:style>
    <style:style style:name="T56" style:parent-style-name="Absatz-Standardschriftart" style:family="text">
      <style:text-properties style:font-name-complex="Calibri"/>
    </style:style>
    <style:style style:name="T57" style:parent-style-name="Absatz-Standardschriftart" style:family="text">
      <style:text-properties style:font-name-complex="Calibri"/>
    </style:style>
    <style:style style:name="T58" style:parent-style-name="Absatz-Standardschriftart" style:family="text">
      <style:text-properties style:font-name-complex="Calibri"/>
    </style:style>
    <style:style style:name="T59" style:parent-style-name="Absatz-Standardschriftart" style:family="text">
      <style:text-properties style:font-name-complex="Calibri"/>
    </style:style>
    <style:style style:name="T60" style:parent-style-name="Absatz-Standardschriftart" style:family="text">
      <style:text-properties style:font-name-complex="Calibri"/>
    </style:style>
    <style:style style:name="T61" style:parent-style-name="Absatz-Standardschriftart" style:family="text">
      <style:text-properties style:font-name-complex="Calibri"/>
    </style:style>
    <style:style style:name="T62" style:parent-style-name="Absatz-Standardschriftart" style:family="text">
      <style:text-properties style:font-name-complex="Calibri"/>
    </style:style>
    <style:style style:name="T63" style:parent-style-name="Absatz-Standardschriftart" style:family="text">
      <style:text-properties style:font-name-complex="Calibri"/>
    </style:style>
    <style:style style:name="T64" style:parent-style-name="Absatz-Standardschriftart" style:family="text">
      <style:text-properties style:font-name-complex="Calibri"/>
    </style:style>
    <style:style style:name="T65" style:parent-style-name="Absatz-Standardschriftart" style:family="text">
      <style:text-properties style:font-name-complex="Calibri"/>
    </style:style>
    <style:style style:name="T66" style:parent-style-name="Absatz-Standardschriftart" style:family="text">
      <style:text-properties style:font-name-complex="Calibri"/>
    </style:style>
    <style:style style:name="T67" style:parent-style-name="Absatz-Standardschriftart" style:family="text">
      <style:text-properties style:font-name-complex="Calibri"/>
    </style:style>
    <style:style style:name="T68" style:parent-style-name="Absatz-Standardschriftart" style:family="text">
      <style:text-properties style:font-name-complex="Calibri"/>
    </style:style>
    <style:style style:name="T69" style:parent-style-name="Absatz-Standardschriftart" style:family="text">
      <style:text-properties style:font-name-complex="Calibri"/>
    </style:style>
    <style:style style:name="T70" style:parent-style-name="Absatz-Standardschriftart" style:family="text">
      <style:text-properties style:font-name-complex="Calibri"/>
    </style:style>
    <style:style style:name="T71" style:parent-style-name="Absatz-Standardschriftart" style:family="text">
      <style:text-properties style:font-name-complex="Calibri"/>
    </style:style>
    <style:style style:name="T72" style:parent-style-name="Absatz-Standardschriftart" style:family="text">
      <style:text-properties style:font-name-complex="Calibri"/>
    </style:style>
    <style:style style:name="T73" style:parent-style-name="Absatz-Standardschriftart" style:family="text">
      <style:text-properties style:font-name-complex="Calibri" fo:language="ru" fo:country="BY"/>
    </style:style>
    <style:style style:name="P74" style:parent-style-name="Standard" style:family="paragraph">
      <style:paragraph-properties fo:text-align="justify"/>
    </style:style>
    <style:style style:name="T75" style:parent-style-name="Absatz-Standardschriftart" style:family="text">
      <style:text-properties style:font-name-complex="Calibri"/>
    </style:style>
    <style:style style:name="T76" style:parent-style-name="Absatz-Standardschriftart" style:family="text">
      <style:text-properties style:font-name-complex="Calibri" fo:language="ru" fo:country="BY"/>
    </style:style>
    <style:style style:name="T77" style:parent-style-name="Absatz-Standardschriftart" style:family="text">
      <style:text-properties style:font-name-complex="Calibri"/>
    </style:style>
    <style:style style:name="T78" style:parent-style-name="Absatz-Standardschriftart" style:family="text">
      <style:text-properties style:font-name-complex="Calibri" fo:language="ru" fo:country="BY"/>
    </style:style>
    <style:style style:name="T79" style:parent-style-name="Absatz-Standardschriftart" style:family="text">
      <style:text-properties style:font-name-complex="Calibri"/>
    </style:style>
    <style:style style:name="T80" style:parent-style-name="Absatz-Standardschriftart" style:family="text">
      <style:text-properties style:font-name-complex="Calibri" fo:language="ru" fo:country="BY"/>
    </style:style>
    <style:style style:name="T81" style:parent-style-name="Absatz-Standardschriftart" style:family="text">
      <style:text-properties style:font-name-complex="Calibri"/>
    </style:style>
    <style:style style:name="T82" style:parent-style-name="Absatz-Standardschriftart" style:family="text">
      <style:text-properties style:font-name-complex="Calibri" fo:language="ru" fo:country="BY"/>
    </style:style>
    <style:style style:name="T83" style:parent-style-name="Absatz-Standardschriftart" style:family="text">
      <style:text-properties style:font-name-complex="Calibri"/>
    </style:style>
    <style:style style:name="P84" style:parent-style-name="Standard" style:family="paragraph">
      <style:paragraph-properties fo:text-align="justify"/>
    </style:style>
    <style:style style:name="T85" style:parent-style-name="Absatz-Standardschriftart" style:family="text">
      <style:text-properties style:font-name-complex="Calibri"/>
    </style:style>
    <style:style style:name="T86" style:parent-style-name="Absatz-Standardschriftart" style:family="text">
      <style:text-properties style:font-name-complex="Calibri"/>
    </style:style>
    <style:style style:name="T87" style:parent-style-name="Absatz-Standardschriftart" style:family="text">
      <style:text-properties style:font-name-complex="Calibri" fo:language="ru" fo:country="BY"/>
    </style:style>
    <style:style style:name="T88" style:parent-style-name="Absatz-Standardschriftart" style:family="text">
      <style:text-properties style:font-name-complex="Calibri"/>
    </style:style>
    <style:style style:name="T89" style:parent-style-name="Absatz-Standardschriftart" style:family="text">
      <style:text-properties style:font-name-complex="Calibri" fo:language="ru" fo:country="BY"/>
    </style:style>
    <style:style style:name="T90" style:parent-style-name="Absatz-Standardschriftart" style:family="text">
      <style:text-properties style:font-name-complex="Calibri" fo:language="ru" fo:country="BY"/>
    </style:style>
    <style:style style:name="T91" style:parent-style-name="Absatz-Standardschriftart" style:family="text">
      <style:text-properties style:font-name-complex="Calibri"/>
    </style:style>
    <style:style style:name="P92" style:parent-style-name="Standard" style:family="paragraph">
      <style:paragraph-properties fo:text-align="justify"/>
      <style:text-properties style:font-name-complex="Calibri" fo:language="ru" fo:country="BY"/>
    </style:style>
    <style:style style:name="T93" style:parent-style-name="Absatz-Standardschriftart" style:family="text">
      <style:text-properties style:font-name="Arial" style:font-name-complex="Arial" fo:font-weight="bold" style:font-weight-asian="bold" style:font-weight-complex="bold"/>
    </style:style>
    <style:style style:name="T94" style:parent-style-name="Absatz-Standardschriftart" style:family="text">
      <style:text-properties style:font-name="Arial" style:font-name-complex="Arial" fo:font-weight="bold" style:font-weight-asian="bold" style:font-weight-complex="bold"/>
    </style:style>
    <style:style style:name="T95" style:parent-style-name="Absatz-Standardschriftart" style:family="text">
      <style:text-properties style:font-name="Arial" style:font-name-complex="Arial" fo:font-weight="bold" style:font-weight-asian="bold" style:font-weight-complex="bold"/>
    </style:style>
    <style:style style:name="T96" style:parent-style-name="Hyperlink" style:family="text">
      <style:text-properties style:font-name="Calibri" style:font-name-complex="Calibri" style:font-weight-complex="bold" style:use-window-font-color="true" style:text-underline-type="none"/>
    </style:style>
    <style:style style:name="T97" style:parent-style-name="Absatz-Standardschriftart" style:family="text">
      <style:text-properties style:font-name="Calibri" style:font-name-complex="Calibri" style:font-weight-complex="bold"/>
    </style:style>
    <style:style style:name="T98" style:parent-style-name="Absatz-Standardschriftart" style:family="text">
      <style:text-properties style:font-name="Calibri" style:font-name-complex="Calibri"/>
    </style:style>
    <style:style style:name="T99" style:parent-style-name="Absatz-Standardschriftart" style:family="text">
      <style:text-properties style:font-name="Calibri" style:font-name-complex="Calibri" style:font-weight-complex="bold"/>
    </style:style>
    <style:style style:name="T100" style:parent-style-name="Absatz-Standardschriftart" style:family="text">
      <style:text-properties style:font-name="Calibri" style:font-name-complex="Calibri" style:font-weight-complex="bold"/>
    </style:style>
  </office:automatic-styles>
  <office:body>
    <office:text text:use-soft-page-breaks="true">
      <text:p text:style-name="P1">Statistischer<text:s/>Bericht</text:p>
      <text:p text:style-name="P3">SARS-CoV-2-Pandemie<text:s/>in<text:s/>Berlin<text:s/>von 12.02.2020 bis 23.12.2022</text:p>
      <text:p text:style-name="P4"/>
      <text:p text:style-name="P5">Simone Krügel<text:tab/><text:tab/>Irina Tutaeva</text:p>
      <text:p text:style-name="P6">s582198<text:tab/><text:tab/>s0582520</text:p>
      <text:p text:style-name="P7"/>
      <text:p text:style-name="P8">Im Bericht werden die Entwicklung von<text:s/>der<text:s/>SARS-CoV-2-Pandemie im Bundesland Berlin<text:s/>im Zeitraum von 12.02.2020 bis 23.12.2022<text:s/>anhand der vom Robert Koch-Institut<text:s/>stammenden Daten betrachtet.</text:p>
      <text:p text:style-name="P9"><text:span text:style-name="T10">Die<text:s/></text:span><text:span text:style-name="T11">Shiny-App<text:s/></text:span><text:span text:style-name="T12">„</text:span><text:span text:style-name="T13">SARS-CoV-2-Pandemie“</text:span><text:span text:style-name="T14"><text:s/></text:span><text:span text:style-name="T15">stellt in den interaktiven Visualisierungen der Verlauf von<text:s/></text:span><text:span text:style-name="T16">der<text:s/></text:span><text:span text:style-name="T17">Coronavirus SARS-CoV-2</text:span><text:span text:style-name="T18"><text:s/></text:span><text:span text:style-name="T19">Infektionskrankheit</text:span><text:span text:style-name="T20"><text:s/>dar.</text:span><text:span text:style-name="T21"><text:s/>Aus den</text:span><text:span text:style-name="T22"><text:s/>Barplot-</text:span><text:span text:style-name="T23">, Mosaikplot- und Zeitreihe</text:span><text:span text:style-name="T24">n</text:span><text:span text:style-name="T25">d</text:span><text:span text:style-name="T26">iagrammen</text:span><text:span text:style-name="T27"><text:s/></text:span><text:span text:style-name="T28">lassen sich v</text:span><text:span text:style-name="T29">erschiedene</text:span><text:span text:style-name="T30"><text:s/>Informationen</text:span><text:span text:style-name="T31"><text:s/></text:span><text:span text:style-name="T32">entnehmen</text:span><text:span text:style-name="T33">.</text:span></text:p>
      <text:p text:style-name="P34">In der App kann<text:s/>der Auswahl der Typen der Grunddatensatz festgelegt werden.</text:p>
      <text:p text:style-name="P35">Diese Auswahl stellt die Spalten des Datenmodells dar. Zum Beispiel wird der Typ „Geschlechter“ <text:s/>ausgewählt, sind die Spalten in diesem Fall „M“<text:s/>(für männlich), „W“<text:s/>(für weiblich)<text:s/>und „Unbekannt“.<text:s/></text:p>
      <text:p text:style-name="P36">Das Feld „Falltypen“ stellt die Zeilen des Datenmodells dar. Dies ermöglicht die Auswahl von Daten die miteinander verglichen werden sollen. Für jeden Falltypen wird dann eine Zeile zum Datenmodell hinzugefügt.</text:p>
      <text:p text:style-name="P37">Beispielsweise werden die Falltypen „Todesfälle“ und „Genesen“ ausgewählt und als Typ „Geschlechter“, erhält man eine Tabelle mit drei Spalten, „M“, „W“ und „Unbekannt“ und zwei Zeilen, wobei eine Zeile die „Todesfälle“ für jeweils „M“, „W“, und „unbekannt“ enthält und die andere<text:s/>Zeile enthält „genesen“ für „M“, „W“, und „unbekannt“.</text:p>
      <text:p text:style-name="P38">Die Spalten und Zeilen des Modells, werden entsprechend der Auswahl in Typen und Falltypen benannt.</text:p>
      <text:p text:style-name="P39">Mit dem Auswahlfeld „Darstellung“ kann man die Zieldarstellung wählen. Jede Darstellung stellt die Daten in einer unterschiedlichen Form mit unterschiedlichen Chart-Typen dar.</text:p>
      <text:p text:style-name="P40">Je nach gesuchter Information kann ein Chart-Typ aufschlussreicher sein als ein anderer, so bietet bei wenigen zu vergleichenden Datensätzen der Mosaik-Typ eine bessere und übersichtlichere Darstellung als der Barplot, dieser hingegen eignet sich bei größeren Datenmengen besser, um die Relationen genauer betrachten zu können.<text:s/>Der Barplot stellt auch Fälle, Todesfälle und Genesungen jeweils als einzelne Balken in entsprechenden Farben entweder horizontal oder vertikal dar<text:s/>und<text:s/>lässt sich<text:s/>Daten<text:s/>sowohl in absoluten Zahlen als auch in der relativen Häufigkeiten<text:s/>veranschaulichen.<text:s/></text:p>
      <text:p text:style-name="P41">Je nachdem welcher Typ bei der Spaltenauswahl ausgewählt wurde, können die Spalten des entsprechenden Typen<text:s/>durch Checkboxen aus- und eingeblendet werden.</text:p>
      <text:p text:style-name="P42">Zum Beispiel wird der Typ „Geschlechter“ ausgewählt, lassen sich „M“, „W“, und „unbekannt“ einzeln aktivieren und deaktivieren, um den Plot weiter zu filtern.</text:p>
      <text:p text:style-name="P43">Betrachtet man das Merkmal Geschlecht, wird ersichtlich, dass mehr weibliche Merkmalsträger infiziert gewesen sind als männliche Merkmalsträger.<text:s/>Davon sind ca. 95% genesen, während es bei ca. 5% nur wenige Todesfälle gab. Unter den Todesfällen, sind etwas mehr männliche Personen zu verzeichnen, was sich auch bei der proportionalen Darstellung<text:s/>der<text:s/>Daten zur Bevölkerungsgröße<text:s/>entnehmen lässt.</text:p>
      <text:soft-page-break/>
      <text:p text:style-name="P44">Bei den Altersgruppen, liegt die höchste Infektionsrate bei den 35-59 Jährigen, gefolgt von den 15-34 Jährigen. Die geringste Infektionsrate, ausgenommen die Altersgruppe „unbekannt“, welche in diesem Fall nicht interpretiert werden<text:s/>kann, ist bei den 0-4 Jährigen, dicht gefolgt von den Personen über 80, zu finden. Dies legt den Schluss nahe, dass diese Altersgruppen meist ein eher isoliertes Alltagsleben führen. Viele Kinder von 0-4 besuchen noch keine Kindertagesstätte und sind viel<text:s/>zuhause im engsten Personenkreis der Familie, während viele Personen über 80 ebenfalls alleine oder mit nur wenigen Kontakten ein eher isoliertes Leben führen und sich hauptsächlich in den eigenen vier Wänden aufhalten.</text:p>
      <text:p text:style-name="P45">Die Altersgruppen mit den für gewöhnlich aktivsten Lebensstilen, beeinflusst durch Beruf und Schule, also die 15-59-Jährigen, weisen auch die häufigsten Infektionen auf.<text:s/></text:p>
      <text:p text:style-name="P46">Die Todesfälle sind bei den Personen über 80 am höchsten, obwohl diese die zweit geringsten Infektionsfälle aufweisen. Daraus lässt sich schließen, das Covid-19 für diese Altersgruppe besonders gefährlich ist, während alle Altersgruppen unter 60 kaum Todesfälle verzeichnen.</text:p>
      <text:p text:style-name="P47">Der<text:s/>Mosaikplot<text:s/>veranschaulicht auch den Zusammenhang zwischen der Anzahl von Genesenen und Verstorbenen und Altersgruppen. Der Cramers V<text:s/>mit dem Wert<text:s/>0,293 bestätigt, dass einen Zusammenhang zwischen den Merkmalen existiert.<text:s/>In Fällen mit Bezirken und Geschlechtern beträgt der Cramers V entsprechend 0,034 und 0,022, was Zusammenhang nah null bedeutet.</text:p>
      <text:p text:style-name="P48">Bei der Betrachtung vom Typ „Bezirke“ nach<text:s/>absoluten Zahlen ist die maximale Anzahl der Covid-19 Fälle nach Bezirken fällt auf den Bezirk Friedrichshain-Kreuzberg und beträgt 29290 Fälle. Die geringste Anzahl von Covid-19 Fällen 17089 wird im Bezirk Mitte beobachtet, was um 58,34% weniger als in Friedrichshain-Kreuzberg. Dabei wird die minimale Anzahl der Todesfälle in Friedrichshain-Kreuzberg registriert - 215 Todesfälle<text:s/>und die maximale Anzahl im Bezirk Tempelhof-Schöneberg - 581 Todesfälle.</text:p>
      <text:p text:style-name="P49">Bei der Korrelation mit der<text:s/>Bezirksbevölkerungsgröße werden auch die höchsten Fallzahlen im Bezirk Friedrichshain-Kreuzberg beobachtet, was 10% relative Häufigkeit beträgt. Die geringste relative Häufigkeit ist im Bezirk Lichtenberg – 5%. Die<text:s/>relative Häufigkeit der Todesfälle nach der Bezirksbevölkerungsgröße<text:s/>stellt<text:s/>dar, dass die niedrigste Todesrate wird in Friedrichshain-Kreuzberg beobachtet – 0,073% und die höchste in Tempelhof-Schöneberg – 0,19%.</text:p>
      <text:p text:style-name="P50"><text:span text:style-name="T51">Die Darstellungen<text:s/></text:span><text:span text:style-name="T52">„Zeitreihe“<text:s/></text:span><text:span text:style-name="T53">und „Trend“</text:span><text:span text:style-name="T54"><text:note text:note-class="footnote" text:id="_ftn0"><text:note-citation text:label=""></text:note-citation><text:note-body><text:p text:style-name="Fußnotentext"><text:s/>Im Trend wird die Methode „gam“ und die Formel „y ~ s(x, bs = "cs")“ verwendet.</text:p></text:note-body></text:note></text:span><text:span text:style-name="T55"><text:s/></text:span><text:span text:style-name="T56">werden die Zeitverläufe auf der x-Achse und die Fälle pro Zeiteinheit auf der y-Achse dargestellt.</text:span><text:span text:style-name="T57"><text:s/></text:span><text:span text:style-name="T58">Mit der blauen Farbe wird die Anzahl der Covid-19 Fälle markiert, mit der roten Farbe – Anzahl der Todesfälle.<text:s/></text:span><text:span text:style-name="T59">Die höchste Anzahl von Krankhei</text:span><text:span text:style-name="T60">tsfällen</text:span><text:span text:style-name="T61"><text:s/>wird i</text:span><text:span text:style-name="T62">m<text:s/></text:span><text:span text:style-name="T63">Zeitraum</text:span><text:span text:style-name="T64"><text:s/>von<text:s/></text:span><text:span text:style-name="T65">Januar 2022<text:s/></text:span><text:span text:style-name="T66">bis<text:s/></text:span><text:span text:style-name="T67">Mitte des Jahres</text:span><text:span text:style-name="T68"><text:s/></text:span><text:span text:style-name="T69">beobachtet</text:span><text:span text:style-name="T70">. Es ist auch auffällig, dass die Zahlen von Covid-19 Fällen<text:s/></text:span><text:span text:style-name="T71">im Jahr 2022 höher sind als davor</text:span><text:span text:style-name="T72">.</text:span><text:span text:style-name="T73"><text:s/></text:span></text:p>
      <text:p text:style-name="P74"><text:span text:style-name="T75">D</text:span><text:span text:style-name="T76">ie<text:s/></text:span><text:span text:style-name="T77">Todesrate</text:span><text:span text:style-name="T78"><text:s/>bleibt über den<text:s/></text:span><text:span text:style-name="T79">gesamten<text:s/></text:span><text:span text:style-name="T80">Zeitraum auf dem gleichen<text:s/></text:span><text:span text:style-name="T81">niedrigen<text:s/></text:span><text:span text:style-name="T82">Niveau</text:span><text:span text:style-name="T83">.<text:s/></text:span><text:span text:style-name="rynqvb">Die Beobachtung</text:span><text:span text:style-name="rynqvb"><text:s/></text:span><text:span text:style-name="rynqvb">der<text:s/></text:span><text:span text:style-name="rynqvb">ältere</text:span><text:span text:style-name="rynqvb">n</text:span><text:span text:style-name="rynqvb"><text:s/>Altersgruppen<text:s/></text:span><text:span text:style-name="rynqvb">stellt</text:span><text:span text:style-name="rynqvb"><text:s/>deutliche</text:span><text:span text:style-name="rynqvb">re</text:span><text:span text:style-name="rynqvb"><text:s/>Veränderungen in der Zahl der Todesfälle<text:s/></text:span><text:span text:style-name="rynqvb">dar</text:span><text:span text:style-name="rynqvb">.</text:span></text:p>
      <text:p text:style-name="P84"><text:span text:style-name="T85">Bei der Betrachtung von Daten wird<text:s/></text:span><text:span text:style-name="T86">weiterhin</text:span><text:span text:style-name="T87"><text:s/>Saisonalität<text:s/></text:span><text:span text:style-name="T88">erkannt</text:span><text:span text:style-name="T89">, vermutlich mit einer Frequenz von einer Woche.<text:s/></text:span><text:span text:style-name="T90">Es ist zu erkennen,<text:s/></text:span><text:span text:style-name="T91">dass<text:s/></text:span><text:span text:style-name="rynqvb">auf fünf Tage mit großer Anzahl von Erkrankungsmeldungen zwei Tage mit deutlich geringeren Anzahl der Erkrankungen folgen.</text:span></text:p>
      <text:p text:style-name="P92"/>
      <text:p text:style-name="Standard"><text:span text:style-name="T93">Datenquelle</text:span><text:span text:style-name="T94">:</text:span><text:span text:style-name="T95"><text:s/></text:span><text:a xlink:href="https://www.rki.de/DE/Home/homepage_node.html" office:target-frame-name="_top" xlink:show="replace"><text:span text:style-name="T96">Robert Koch Institut</text:span></text:a><text:span text:style-name="T97"> :</text:span><text:span text:style-name="T98"><text:s/></text:span><text:span text:style-name="T99">https://npgeo-corona-npgeo-de.hub.arcgis.com/datasets/3</text:span><text:span text:style-name="T100">949d6fd2dc74386b763e451f4c6e384_0/abou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de" style:country-asian="DE" fo:hyphenate="tru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gnd-iwgdh3b" style:display-name="gnd-iwgdh3b"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2Zchn" style:display-name="Überschrift 2 Zchn" style:family="text" style:parent-style-name="Absatz-Standardschriftart">
      <style:text-properties style:font-name="Times New Roman" style:font-name-asian="Times New Roman" fo:font-weight="bold" style:font-weight-asian="bold" style:font-weight-complex="bold" fo:font-size="18pt" style:font-size-asian="18pt" style:font-size-complex="18pt" style:language-asian="de" style:country-asian="DE"/>
    </style:style>
    <style:style style:name="Hervorhebung" style:display-name="Hervorhebung" style:family="text" style:parent-style-name="Absatz-Standardschriftart">
      <style:text-properties fo:font-style="italic" style:font-style-asian="italic" style:font-style-complex="italic"/>
    </style:style>
    <style:style style:name="rynqvb" style:display-name="rynqvb" style:family="text" style:parent-style-name="Absatz-Standardschriftart"/>
    <style:style style:name="gnd-iwgdb3b" style:display-name="gnd-iwgdb3b" style:family="text" style:parent-style-name="Absatz-Standardschriftar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kgnlhe" style:display-name="kgnlhe" style:family="text" style:parent-style-name="Absatz-Standardschriftart"/>
    <style:style style:name="dshmm" style:display-name="dshmm"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de" style:country-asian="DE" fo:hyphenate="tru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2</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wanpride</meta:initial-creator>
    <dc:creator>Irina Tutaeva</dc:creator>
    <meta:creation-date>2022-12-31T00:54:00Z</meta:creation-date>
    <dc:date>2023-01-14T16:12:00Z</dc:date>
    <meta:template xlink:href="Normal" xlink:type="simple"/>
    <meta:editing-cycles>16</meta:editing-cycles>
    <meta:editing-duration>PT0S</meta:editing-duration>
    <meta:document-statistic meta:page-count="2" meta:paragraph-count="13" meta:word-count="893" meta:character-count="6513" meta:row-count="46" meta:non-whitespace-character-count="5633"/>
  </office:meta>
</office:document-meta>
</file>